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4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physics.nist.gov/PhysRefData/Handbook/Images/spacer.gif" draw:style-name="gr1" draw:text-style-name="P1" svg:width="0.71pt" svg:height="0.71pt" svg:x="256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1" draw:name="https://physics.nist.gov/PhysRefData/Handbook/Images/spacer.gif" draw:style-name="gr1" draw:text-style-name="P1" svg:width="0.71pt" svg:height="0.71pt" svg:x="511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2" draw:name="https://physics.nist.gov/PhysRefData/Handbook/Images/spacer.gif" draw:style-name="gr1" draw:text-style-name="P1" svg:width="0.71pt" svg:height="0.71pt" svg:x="767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3" draw:name="https://physics.nist.gov/PhysRefData/Handbook/Images/spacer.gif" draw:style-name="gr1" draw:text-style-name="P1" svg:width="0.71pt" svg:height="0.71pt" svg:x="1023.99pt" svg:y="38.38pt">
            <draw:image xlink:href="https://physics.nist.gov/PhysRefData/Handbook/Images/spacer.gif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Cm^-1</text:p>
          </table:table-cell>
          <table:table-cell office:value-type="string" calcext:value-type="string">
            <text:p>Splittings (cm-1)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Reference lev:</text:p>
          </table:table-cell>
          <table:table-cell office:value-type="float" office:value="17288.439" calcext:value-type="float">
            <text:p>17288.439</text:p>
          </table:table-cell>
          <table:table-cell table:style-name="ce2" table:number-columns-repeated="3"/>
          <table:table-cell table:style-name="ce1"/>
          <table:table-cell/>
        </table:table-row>
        <table:table-row table:style-name="ro1">
          <table:table-cell table:style-name="Default" office:value-type="string" calcext:value-type="string">
            <text:p>3P1 J=0</text:p>
          </table:table-cell>
          <table:table-cell office:value-type="float" office:value="17288.439" calcext:value-type="float">
            <text:p>17288.439</text:p>
          </table:table-cell>
          <table:table-cell table:formula="of:=[.B3]-[.C$2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1</text:p>
          </table:table-cell>
          <table:table-cell office:value-type="float" office:value="17992.007" calcext:value-type="float">
            <text:p>17992.007</text:p>
          </table:table-cell>
          <table:table-cell table:formula="of:=[.B4]-[.C$2]" office:value-type="float" office:value="703.568000000003" calcext:value-type="float">
            <text:p>703.568000000003</text:p>
          </table:table-cell>
          <table:table-cell table:formula="of:=[.C4]-[.C3]" office:value-type="float" office:value="703.568000000003" calcext:value-type="float">
            <text:p>703.56800000000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2</text:p>
          </table:table-cell>
          <table:table-cell office:value-type="float" office:value="19710.388" calcext:value-type="float">
            <text:p>19710.388</text:p>
          </table:table-cell>
          <table:table-cell table:formula="of:=[.B5]-[.C$2]" office:value-type="float" office:value="2421.949" calcext:value-type="float">
            <text:p>2421.949</text:p>
          </table:table-cell>
          <table:table-cell table:formula="of:=[.C5]-[.C4]" office:value-type="float" office:value="1718.381" calcext:value-type="float">
            <text:p>1718.38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1P1</text:p>
          </table:table-cell>
          <table:table-cell office:value-type="float" office:value="25068.222" calcext:value-type="float">
            <text:p>25068.222</text:p>
          </table:table-cell>
          <table:table-cell table:formula="of:=[.B6]-[.C$2]" office:value-type="float" office:value="7779.783" calcext:value-type="float">
            <text:p>7779.783</text:p>
          </table:table-cell>
          <table:table-cell table:formula="of:=[.C6]-[.C5]" office:value-type="float" office:value="5357.834" calcext:value-type="float">
            <text:p>5357.834</text:p>
          </table:table-cell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/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sqrt(error)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14798.6" calcext:value-type="float">
            <text:p>14798.6</text:p>
          </table:table-cell>
          <table:table-cell table:formula="of:=([.B3]-[.B10])/[.B3]" office:value-type="float" office:value="0.144017571511228" calcext:value-type="float">
            <text:p>0.144017571511228</text:p>
          </table:table-cell>
          <table:table-cell table:formula="of:=SQRT([.C10])" office:value-type="float" office:value="0.379496471012877" calcext:value-type="float">
            <text:p>0.379496471012877</text:p>
          </table:table-cell>
          <table:table-cell office:value-type="string" calcext:value-type="string">
            <text:p>5d, 7s corr</text:p>
          </table:table-cell>
          <table:table-cell table:number-columns-repeated="3"/>
        </table:table-row>
        <table:table-row table:style-name="ro1">
          <table:table-cell table:formula="of:=[.B11]-[.B10]" office:value-type="float" office:value="575.309999999999" calcext:value-type="float">
            <text:p>575.31</text:p>
          </table:table-cell>
          <table:table-cell office:value-type="float" office:value="15373.91" calcext:value-type="float">
            <text:p>15373.91</text:p>
          </table:table-cell>
          <table:table-cell table:formula="of:=([.B4]-[.B11])/[.B4]" office:value-type="float" office:value="0.145514449833195" calcext:value-type="float">
            <text:p>0.145514449833195</text:p>
          </table:table-cell>
          <table:table-cell table:formula="of:=SQRT(ABS([.C11]))" office:value-type="float" office:value="0.381463562916821" calcext:value-type="float">
            <text:p>0.381463562916821</text:p>
          </table:table-cell>
          <table:table-cell office:value-type="string" calcext:value-type="string">
            <text:p>rcsfgenerate w/ 1 excitation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12]-[.B11]" office:value-type="float" office:value="951.880000000001" calcext:value-type="float">
            <text:p>951.88</text:p>
          </table:table-cell>
          <table:table-cell office:value-type="float" office:value="16325.79" calcext:value-type="float">
            <text:p>16325.79</text:p>
          </table:table-cell>
          <table:table-cell table:formula="of:=([.B5]-[.B12])/[.B5]" office:value-type="float" office:value="0.171716457332042" calcext:value-type="float">
            <text:p>0.171716457332042</text:p>
          </table:table-cell>
          <table:table-cell table:formula="of:=SQRT(ABS([.C12]))" office:value-type="float" office:value="0.414386845027738" calcext:value-type="float">
            <text:p>0.414386845027738</text:p>
          </table:table-cell>
          <table:table-cell table:number-columns-repeated="4"/>
        </table:table-row>
        <table:table-row table:style-name="ro1">
          <table:table-cell table:formula="of:=[.B13]-[.B12]" office:value-type="float" office:value="9199.72" calcext:value-type="float">
            <text:p>9199.72</text:p>
          </table:table-cell>
          <table:table-cell office:value-type="float" office:value="25525.51" calcext:value-type="float">
            <text:p>25525.51</text:p>
          </table:table-cell>
          <table:table-cell table:formula="of:=([.B6]-[.B13])/[.B6]" office:value-type="float" office:value="-0.0182417404792409" calcext:value-type="float">
            <text:p>-0.018241740479241</text:p>
          </table:table-cell>
          <table:table-cell table:formula="of:=SQRT(ABS([.C13]))" office:value-type="float" office:value="0.135061987543649" calcext:value-type="float">
            <text:p>0.13506198754364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7424.27" calcext:value-type="float">
            <text:p>7424.27</text:p>
          </table:table-cell>
          <table:table-cell table:formula="of:=([.B3]-[.B15])/[.B15]" office:value-type="float" office:value="1.32863823648655" calcext:value-type="float">
            <text:p>1.32863823648655</text:p>
          </table:table-cell>
          <table:table-cell/>
          <table:table-cell office:value-type="string" calcext:value-type="string">
            <text:p>5d, 7s corr</text:p>
          </table:table-cell>
          <table:table-cell table:number-columns-repeated="3"/>
        </table:table-row>
        <table:table-row table:style-name="ro1">
          <table:table-cell table:formula="of:=[.B16]-[.B15]" office:value-type="float" office:value="725.41" calcext:value-type="float">
            <text:p>725.41</text:p>
          </table:table-cell>
          <table:table-cell office:value-type="float" office:value="8149.68" calcext:value-type="float">
            <text:p>8149.68</text:p>
          </table:table-cell>
          <table:table-cell table:formula="of:=([.B4]-[.B16])/[.B16]" office:value-type="float" office:value="1.20769490335817" calcext:value-type="float">
            <text:p>1.20769490335817</text:p>
          </table:table-cell>
          <table:table-cell/>
          <table:table-cell office:value-type="string" calcext:value-type="string">
            <text:p>rcsfgenerate w/ 2 excitation</text:p>
          </table:table-cell>
          <table:table-cell table:number-columns-repeated="3"/>
        </table:table-row>
        <table:table-row table:style-name="ro1">
          <table:table-cell table:formula="of:=[.B17]-[.B16]" office:value-type="float" office:value="1554.99" calcext:value-type="float">
            <text:p>1554.99</text:p>
          </table:table-cell>
          <table:table-cell office:value-type="float" office:value="9704.67" calcext:value-type="float">
            <text:p>9704.67</text:p>
          </table:table-cell>
          <table:table-cell table:formula="of:=([.B5]-[.B17])/[.B17]" office:value-type="float" office:value="1.03102094146426" calcext:value-type="float">
            <text:p>1.03102094146426</text:p>
          </table:table-cell>
          <table:table-cell table:number-columns-repeated="5"/>
        </table:table-row>
        <table:table-row table:style-name="ro1">
          <table:table-cell table:formula="of:=[.B18]-[.B17]" office:value-type="float" office:value="12468.88" calcext:value-type="float">
            <text:p>12468.88</text:p>
          </table:table-cell>
          <table:table-cell office:value-type="float" office:value="22173.55" calcext:value-type="float">
            <text:p>22173.55</text:p>
          </table:table-cell>
          <table:table-cell table:formula="of:=([.B6]-[.B18])/[.B18]" office:value-type="float" office:value="0.130546168746096" calcext:value-type="float">
            <text:p>0.13054616874609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774.66" calcext:value-type="float">
            <text:p>14774.66</text:p>
          </table:table-cell>
          <table:table-cell table:formula="of:=([.B3]-[.B20])/[.B3]" office:value-type="float" office:value="0.145402311914916" calcext:value-type="float">
            <text:p>0.145402311914916</text:p>
          </table:table-cell>
          <table:table-cell/>
          <table:table-cell office:value-type="string" calcext:value-type="string">
            <text:p>5d, 7s, 7p corr</text:p>
          </table:table-cell>
          <table:table-cell table:number-columns-repeated="3"/>
        </table:table-row>
        <table:table-row table:style-name="ro1">
          <table:table-cell table:formula="of:=[.B21]-[.B20]" office:value-type="float" office:value="566.65" calcext:value-type="float">
            <text:p>566.65</text:p>
          </table:table-cell>
          <table:table-cell office:value-type="float" office:value="15341.31" calcext:value-type="float">
            <text:p>15341.31</text:p>
          </table:table-cell>
          <table:table-cell table:formula="of:=([.B4]-[.B21])/[.B4]" office:value-type="float" office:value="0.14732636553554" calcext:value-type="float">
            <text:p>0.14732636553554</text:p>
          </table:table-cell>
          <table:table-cell/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22]-[.B21]" office:value-type="float" office:value="957.41" calcext:value-type="float">
            <text:p>957.41</text:p>
          </table:table-cell>
          <table:table-cell office:value-type="float" office:value="16298.72" calcext:value-type="float">
            <text:p>16298.72</text:p>
          </table:table-cell>
          <table:table-cell table:formula="of:=([.B5]-[.B22])/[.B5]" office:value-type="float" office:value="0.173089844806708" calcext:value-type="float">
            <text:p>0.173089844806708</text:p>
          </table:table-cell>
          <table:table-cell table:number-columns-repeated="5"/>
        </table:table-row>
        <table:table-row table:style-name="ro1">
          <table:table-cell table:formula="of:=[.B23]-[.B22]" office:value-type="float" office:value="9034.53" calcext:value-type="float">
            <text:p>9034.53</text:p>
          </table:table-cell>
          <table:table-cell office:value-type="float" office:value="25333.25" calcext:value-type="float">
            <text:p>25333.25</text:p>
          </table:table-cell>
          <table:table-cell table:formula="of:=([.B6]-[.B23])/[.B6]" office:value-type="float" office:value="-0.0105722695450837" calcext:value-type="float">
            <text:p>-0.01057226954508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679.04" calcext:value-type="float">
            <text:p>14679.04</text:p>
          </table:table-cell>
          <table:table-cell table:formula="of:=([.B3]-[.B25])/[.B3]" office:value-type="float" office:value="0.150933175632571" calcext:value-type="float">
            <text:p>0.150933175632571</text:p>
          </table:table-cell>
          <table:table-cell/>
          <table:table-cell office:value-type="string" calcext:value-type="string">
            <text:p>5d, 7s, 7p, 5f corr</text:p>
          </table:table-cell>
          <table:table-cell table:number-columns-repeated="3"/>
        </table:table-row>
        <table:table-row table:style-name="ro1">
          <table:table-cell table:formula="of:=[.B26]-[.B25]" office:value-type="float" office:value="535.339999999998" calcext:value-type="float">
            <text:p>535.34</text:p>
          </table:table-cell>
          <table:table-cell office:value-type="float" office:value="15214.38" calcext:value-type="float">
            <text:p>15214.38</text:p>
          </table:table-cell>
          <table:table-cell table:formula="of:=([.B4]-[.B26])/[.B4]" office:value-type="float" office:value="0.154381164925069" calcext:value-type="float">
            <text:p>0.154381164925069</text:p>
          </table:table-cell>
          <table:table-cell/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27]-[.B26]" office:value-type="float" office:value="908.900000000001" calcext:value-type="float">
            <text:p>908.90</text:p>
          </table:table-cell>
          <table:table-cell office:value-type="float" office:value="16123.28" calcext:value-type="float">
            <text:p>16123.28</text:p>
          </table:table-cell>
          <table:table-cell table:formula="of:=([.B5]-[.B27])/[.B5]" office:value-type="float" office:value="0.181990735037788" calcext:value-type="float">
            <text:p>0.181990735037788</text:p>
          </table:table-cell>
          <table:table-cell table:number-columns-repeated="5"/>
        </table:table-row>
        <table:table-row table:style-name="ro1">
          <table:table-cell table:formula="of:=[.B28]-[.B27]" office:value-type="float" office:value="8679.01" calcext:value-type="float">
            <text:p>8679.01</text:p>
          </table:table-cell>
          <table:table-cell office:value-type="float" office:value="24802.29" calcext:value-type="float">
            <text:p>24802.29</text:p>
          </table:table-cell>
          <table:table-cell table:formula="of:=([.B6]-[.B28])/[.B6]" office:value-type="float" office:value="0.010608331137326" calcext:value-type="float">
            <text:p>0.01060833113732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652.65" calcext:value-type="float">
            <text:p>14652.65</text:p>
          </table:table-cell>
          <table:table-cell table:formula="of:=([.B3]-[.B30])/[.B3]" office:value-type="float" office:value="0.152459629235468" calcext:value-type="float">
            <text:p>0.152459629235468</text:p>
          </table:table-cell>
          <table:table-cell/>
          <table:table-cell office:value-type="string" calcext:value-type="string">
            <text:p>5d, 7s, 7p, 5f, 5g corr</text:p>
          </table:table-cell>
          <table:table-cell table:number-columns-repeated="3"/>
        </table:table-row>
        <table:table-row table:style-name="ro1">
          <table:table-cell table:formula="of:=[.B31]-[.B30]" office:value-type="float" office:value="524.24" calcext:value-type="float">
            <text:p>524.24</text:p>
          </table:table-cell>
          <table:table-cell office:value-type="float" office:value="15176.89" calcext:value-type="float">
            <text:p>15176.89</text:p>
          </table:table-cell>
          <table:table-cell table:formula="of:=([.B4]-[.B31])/[.B4]" office:value-type="float" office:value="0.156464867982766" calcext:value-type="float">
            <text:p>0.156464867982766</text:p>
          </table:table-cell>
          <table:table-cell/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32]-[.B31]" office:value-type="float" office:value="892.220000000001" calcext:value-type="float">
            <text:p>892.22</text:p>
          </table:table-cell>
          <table:table-cell office:value-type="float" office:value="16069.11" calcext:value-type="float">
            <text:p>16069.11</text:p>
          </table:table-cell>
          <table:table-cell table:formula="of:=([.B5]-[.B32])/[.B5]" office:value-type="float" office:value="0.184739032027173" calcext:value-type="float">
            <text:p>0.184739032027173</text:p>
          </table:table-cell>
          <table:table-cell table:number-columns-repeated="5"/>
        </table:table-row>
        <table:table-row table:style-name="ro1">
          <table:table-cell table:formula="of:=[.B33]-[.B32]" office:value-type="float" office:value="8649" calcext:value-type="float">
            <text:p>8649.00</text:p>
          </table:table-cell>
          <table:table-cell office:value-type="float" office:value="24718.11" calcext:value-type="float">
            <text:p>24718.11</text:p>
          </table:table-cell>
          <table:table-cell table:formula="of:=([.B6]-[.B33])/[.B6]" office:value-type="float" office:value="0.0139663674591681" calcext:value-type="float">
            <text:p>0.01396636745916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3850.01" calcext:value-type="float">
            <text:p>13850.01</text:p>
          </table:table-cell>
          <table:table-cell table:formula="of:=([.B3]-[.B35])/[.B3]" office:value-type="float" office:value="0.198886030138406" calcext:value-type="float">
            <text:p>0.198886030138406</text:p>
          </table:table-cell>
          <table:table-cell/>
          <table:table-cell office:value-type="string" calcext:value-type="string">
            <text:p>5d, 7s, 7p, 5f, 5g corr</text:p>
          </table:table-cell>
          <table:table-cell table:number-columns-repeated="3"/>
        </table:table-row>
        <table:table-row table:style-name="ro1">
          <table:table-cell table:formula="of:=[.B36]-[.B35]" office:value-type="float" office:value="686.9" calcext:value-type="float">
            <text:p>686.90</text:p>
          </table:table-cell>
          <table:table-cell office:value-type="float" office:value="14536.91" calcext:value-type="float">
            <text:p>14536.91</text:p>
          </table:table-cell>
          <table:table-cell table:formula="of:=([.B4]-[.B36])/[.B4]" office:value-type="float" office:value="0.19203510758972" calcext:value-type="float">
            <text:p>0.19203510758972</text:p>
          </table:table-cell>
          <table:table-cell/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37]-[.B36]" office:value-type="float" office:value="1534.11" calcext:value-type="float">
            <text:p>1534.11</text:p>
          </table:table-cell>
          <table:table-cell office:value-type="float" office:value="16071.02" calcext:value-type="float">
            <text:p>16071.02</text:p>
          </table:table-cell>
          <table:table-cell table:formula="of:=([.B5]-[.B37])/[.B5]" office:value-type="float" office:value="0.184642128810453" calcext:value-type="float">
            <text:p>0.184642128810453</text:p>
          </table:table-cell>
          <table:table-cell/>
          <table:table-cell office:value-type="string" calcext:value-type="string">
            <text:p>vary all odd orbitals...improves 3P1 and 3P2 splitting!!!</text:p>
          </table:table-cell>
          <table:table-cell table:number-columns-repeated="3"/>
        </table:table-row>
        <table:table-row table:style-name="ro1">
          <table:table-cell table:formula="of:=[.B38]-[.B37]" office:value-type="float" office:value="8520.93" calcext:value-type="float">
            <text:p>8520.93</text:p>
          </table:table-cell>
          <table:table-cell office:value-type="float" office:value="24591.95" calcext:value-type="float">
            <text:p>24591.95</text:p>
          </table:table-cell>
          <table:table-cell table:formula="of:=([.B6]-[.B38])/[.B6]" office:value-type="float" office:value="0.0189990339163264" calcext:value-type="float">
            <text:p>0.01899903391632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I think the odd levels are settling, but the 1S0 level has more settling to do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5:23:54.527435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9:00:46.752072565</meta:creation-date>
    <dc:date>2019-05-27T20:11:36.528372694</dc:date>
    <meta:editing-duration>P4DT7H22M6S</meta:editing-duration>
    <meta:editing-cycles>13</meta:editing-cycles>
    <meta:generator>LibreOffice/6.0.7.3$Linux_X86_64 LibreOffice_project/00m0$Build-3</meta:generator>
    <meta:document-statistic meta:table-count="1" meta:cell-count="107" meta:object-count="4"/>
  </office:meta>
</office:document-meta>
</file>